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ndalus" svg:font-family="Andalus"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ndalu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style:font-name="Andalus" fo:font-size="14pt" style:text-underline-style="none" style:font-size-asian="14pt" style:font-size-complex="14pt"/>
    </style:style>
    <style:style style:name="P3" style:family="paragraph" style:parent-style-name="Standard">
      <style:paragraph-properties fo:text-align="start" style:justify-single-word="false"/>
      <style:text-properties style:font-name="Andalus" fo:font-size="14pt" style:text-underline-style="solid" style:text-underline-width="auto" style:text-underline-color="font-color" style:font-size-asian="14pt" style:font-size-complex="14pt"/>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e mines - overview</text:p>
      <text:p text:style-name="P1"/>
      <text:p text:style-name="P2"><text:span text:style-name="T1">Background:</text:span> </text:p>
      <text:p text:style-name="P2">I wanted to make a game with low influence of luck, and more focused on player decision and alliances. The rules should be relatively easy to understand but at the same time offer deeper strategy and tactical manouvers.</text:p>
      <text:p text:style-name="P2"/>
      <text:p text:style-name="P3">Goal of the game:</text:p>
      <text:p text:style-name="P2">The goal of the game is to collect as many pearls as possible. The player who has gathered the most pearls by end of the game wins.</text:p>
      <text:p text:style-name="P2"/>
      <text:p text:style-name="P3">End of the game:</text:p>
      <text:p text:style-name="P2">The game ends when one of the players has successfully brought both of the trophies with feathers back to base.</text:p>
      <text:p text:style-name="P2"/>
      <text:p text:style-name="P3">Vocabulary/special rules:</text:p>
      <text:p text:style-name="P2">Block – If a cone with the block keyword moves to a square with an opponents piece, then that piece needs to move back to any non-occupied square at their base. It also needs to drop all the pearls it has collected to where its standing. You can block as many stacked cones as the number suggests.</text:p>
      <text:p text:style-name="P2"/>
      <text:p text:style-name="P2">Collect – This is how many pearls that can be carried by this piece.</text:p>
      <text:p text:style-name="P2"/>
      <text:p text:style-name="P2">Move – The cone can move this many steps, not diagonally.</text:p>
      <text:p text:style-name="P2"/>
      <text:p text:style-name="P2">Control – Instead of moving a blocked cone back to their base, instead they are placed inside the blocker and kept there during the rest of the game or until the blocker is themselves blocked.</text:p>
      <text:p text:style-name="P2"/>
      <text:p text:style-name="P2">Stack – Friendly pieces that move into the same square are stacked on top of eachother and counts as one piece. The topmost piece of a stack can use its own inherent move to be removed from the stack. The new piece counts as having all the keywords from its component cones.</text:p>
      <text:p text:style-name="P2"><text:soft-page-break/>Medallion – For three pearls, a medallion can be bought and placed upon a cone which is in its home base. </text:p>
      <text:p text:style-name="P2"/>
      <text:p text:style-name="P2"><text:s/></text:p>
      <text:p text:style-name="P3">Start a game:</text:p>
      <text:p text:style-name="P2">Each player takes six regular cones of their chosen color and places them in their nest. Choose a cone to become a king by placing a crown upon them. Place all the pearls in a small bowl and have them and the medallions in easy reach for every player. Place the coloured feather trophies as in the picture.</text:p>
      <text:p text:style-name="P2"/>
      <text:p text:style-name="P2">The players takes turns moving all of their pieces. Observe that all cone types can transport the trophies of their color, but not all of them can collect pearls.</text:p>
      <text:p text:style-name="P2">For each end of a turn a cone stands on one of the nine center squares, they will ”carry” one pearl, which they must bring back to base.</text:p>
      <text:p text:style-name="P2"/>
      <text:p text:style-name="P3">The pieces:</text:p>
      <text:p text:style-name="P2">Regular cone - Block 1, Collect 1, Move 1.</text:p>
      <text:p text:style-name="P2">Attack cone (blue medallion) - Move 2, Block 2.</text:p>
      <text:p text:style-name="P2">Collector cone (red medallion) - Move 2, Collect 2.</text:p>
      <text:p text:style-name="P2">Defence cone (green medallion) - Block 3, Move 1, Control 1.</text:p>
      <text:p text:style-name="P2">King cone - Block 1, Step 1.</text:p>
      <text:p text:style-name="P2"/>
      <text:p text:style-name="P2">*The king can only move along the grey lines. The goal for the king is to reach an opponents base, where he will leech one pearl to his team, at the beginning of the owner players turn. Inside a base, the king can move freely. A king can never be stacked or recieve a medalion.</text:p>
      <text:p text:style-name="P2"/>
      <text:p text:style-name="P3"/>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ndalus" svg:font-family="Andalus"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Sebom</meta:initial-creator>
    <meta:creation-date>2012-05-09T17:30:10.42</meta:creation-date>
    <dc:date>2019-04-15T20:42:14.24</dc:date>
    <meta:editing-duration>PT4H26M50S</meta:editing-duration>
    <meta:editing-cycles>10</meta:editing-cycles>
    <meta:generator>OpenOffice/4.0.1$Win32 OpenOffice.org_project/401m5$Build-9714</meta:generator>
    <meta:document-statistic meta:table-count="0" meta:image-count="0" meta:object-count="0" meta:page-count="2" meta:paragraph-count="26" meta:word-count="510" meta:character-count="2680"/>
  </office:meta>
</office:document-meta>
</file>